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" style:family="paragraph">
      <style:paragraph-properties fo:text-align="start"/>
    </style:style>
  </office:automatic-styles>
  <office:body>
    <office:drawing>
      <draw:page draw:name="page1" draw:style-name="dp1" draw:master-page-name="Default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_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_2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box_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picto_1" form:control-implementation="ooo:com.sun.star.form.component.TextField" xml:id="control4" form:id="control4" form:max-length="-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ontrol draw:name="text_1" draw:style-name="standard" draw:text-style-name="P1" draw:layer="controls" svg:width="10.75cm" svg:height="1.25cm" svg:x="1.75cm" svg:y="2.5cm" draw:control="control1"/>
        <draw:control draw:name="text_2" draw:style-name="standard" draw:text-style-name="P1" draw:layer="controls" svg:width="10.75cm" svg:height="1.25cm" svg:x="1.75cm" svg:y="5cm" draw:control="control2"/>
        <draw:control draw:name="checkbox_1" draw:style-name="gr1" draw:text-style-name="P2" draw:layer="controls" svg:width="2cm" svg:height="0.75cm" svg:x="2cm" svg:y="7.5cm" draw:control="control3"/>
        <draw:control draw:style-name="standard" draw:text-style-name="P1" draw:layer="controls" svg:width="4cm" svg:height="4cm" svg:x="2cm" svg:y="8.75cm" draw:control="control4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6T21:49:09.183873156</meta:creation-date>
    <dc:date>2021-09-07T13:30:56.755000000</dc:date>
    <meta:editing-duration>PT59M40S</meta:editing-duration>
    <meta:editing-cycles>7</meta:editing-cycles>
    <meta:generator>LibreOffice/7.1.5.2$Windows_x86 LibreOffice_project/85f04e9f809797b8199d13c421bd8a2b025d52b5</meta:generator>
    <meta:document-statistic meta:object-count="4"/>
  </office:meta>
</office:document-meta>
</file>